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e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center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righ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righ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imSu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2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690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693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73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502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476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505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664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479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508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67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630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633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570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415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573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602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418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576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605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579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541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544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731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547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482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734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485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670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488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701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450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673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516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676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704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453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456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679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641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459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421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644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647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424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582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398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42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585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613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550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616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588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553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619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556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42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520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559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523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526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499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712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462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529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687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715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50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653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56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591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0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599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627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562">
      <text:list-level-style-bullet text:level="1" text:bullet-char="Ø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fo:font-size="100%"/>
      </text:list-level-style-bullet>
      <text:list-level-style-bullet text:level="6" text:bullet-char="Ø">
        <style:list-level-properties text:space-before="2.375in" text:min-label-width="0.375in"/>
        <style:text-properties fo:font-family="Wingdings" fo:font-size="100%"/>
      </text:list-level-style-bullet>
      <text:list-level-style-bullet text:level="7" text:bullet-char="Ø">
        <style:list-level-properties text:space-before="2.875in" text:min-label-width="0.375in"/>
        <style:text-properties fo:font-family="Wingdings" fo:font-size="100%"/>
      </text:list-level-style-bullet>
      <text:list-level-style-bullet text:level="8" text:bullet-char="Ø">
        <style:list-level-properties text:space-before="3.375in" text:min-label-width="0.375in"/>
        <style:text-properties fo:font-family="Wingdings" fo:font-size="100%"/>
      </text:list-level-style-bullet>
      <text:list-level-style-bullet text:level="9" text:bullet-char="Ø">
        <style:list-level-properties text:space-before="3.875in" text:min-label-width="0.375in"/>
        <style:text-properties fo:font-family="Wingdings" fo:font-size="100%"/>
      </text:list-level-style-bullet>
    </text:list-style>
    <text:list-style style:name="a40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</office:automatic-styles>
  <office:body>
    <office:presentation>
      <draw:page draw:name="Slide1" draw:style-name="a369" draw:master-page-name="Master1-Layout1-title-Title-Slide" presentation:presentation-page-layout-name="Master1-PPL1" draw:id="Slide-256">
        <draw:frame draw:id="id70" presentation:style-name="a372" draw:name="Title 1" svg:x="1.10185in" svg:y="0.67882in" svg:width="11.33333in" svg:height="1.60764in" presentation:class="title" presentation:placeholder="false">
          <draw:text-box>
            <text:p text:style-name="a371" text:class-names="" text:cond-style-name=""><text:span text:style-name="a370" text:class-names="">SYNERGY</text:span></text:p>
          </draw:text-box>
          <svg:title/>
          <svg:desc/>
        </draw:frame>
        <draw:frame draw:id="id71" presentation:style-name="a373" draw:name="Subtitle 2" svg:x="2.78241in" svg:y="2.72569in" svg:width="8.08565in" svg:height="1.33681in" presentation:class="subtitle" presentation:placeholder="true">
          <draw:text-box/>
          <svg:title/>
          <svg:desc/>
        </draw:frame>
      </draw:page>
      <draw:page draw:name="Slide2" draw:style-name="a374" draw:master-page-name="Master1-Layout2-obj-Title-and-Content" presentation:presentation-page-layout-name="Master1-PPL2" draw:id="Slide-257">
        <draw:frame draw:id="id72" presentation:style-name="a377" draw:name="Title 1" svg:x="0.66667in" svg:y="0.30035in" svg:width="12in" svg:height="1.25in" presentation:class="title" presentation:placeholder="false">
          <draw:text-box>
            <text:p text:style-name="a376" text:class-names="" text:cond-style-name=""><text:span text:style-name="a375" text:class-names="">CONTENT</text:span></text:p>
          </draw:text-box>
          <svg:title/>
          <svg:desc/>
        </draw:frame>
        <draw:frame draw:id="id73" presentation:style-name="a408" draw:name="Content Placeholder 2" svg:x="0.91667in" svg:y="1.45347in" svg:width="11.5in" svg:height="5.30208in" presentation:class="outline" presentation:placeholder="false">
          <draw:text-box>
            <text:list text:style-name="a380">
              <text:list-item>
                <text:p text:style-name="a379" text:class-names="" text:cond-style-name=""><text:span text:style-name="a378" text:class-names="">Definition</text:span></text:p>
              </text:list-item>
            </text:list>
            <text:list text:style-name="a383">
              <text:list-item>
                <text:p text:style-name="a382" text:class-names="" text:cond-style-name=""><text:span text:style-name="a381" text:class-names="">Objective</text:span></text:p>
              </text:list-item>
            </text:list>
            <text:list text:style-name="a386">
              <text:list-item>
                <text:p text:style-name="a385" text:class-names="" text:cond-style-name=""><text:span text:style-name="a384" text:class-names=""><text:s text:c="1"/>Communication<text:s text:c="1"/></text:span></text:p>
              </text:list-item>
            </text:list>
            <text:list text:style-name="a389">
              <text:list-item>
                <text:p text:style-name="a388" text:class-names="" text:cond-style-name=""><text:span text:style-name="a387" text:class-names="">Action Plan<text:s text:c="1"/></text:span></text:p>
              </text:list-item>
            </text:list>
            <text:list text:style-name="a392">
              <text:list-item>
                <text:p text:style-name="a391" text:class-names="" text:cond-style-name=""><text:span text:style-name="a390" text:class-names="">Do’s and Dont’s</text:span></text:p>
              </text:list-item>
            </text:list>
            <text:list text:style-name="a395">
              <text:list-item>
                <text:p text:style-name="a394" text:class-names="" text:cond-style-name=""><text:span text:style-name="a393" text:class-names="">Synergy in classroom and Business</text:span></text:p>
              </text:list-item>
            </text:list>
            <text:list text:style-name="a398">
              <text:list-item>
                <text:p text:style-name="a397" text:class-names="" text:cond-style-name=""><text:span text:style-name="a396" text:class-names="">Principles<text:s text:c="1"/></text:span></text:p>
              </text:list-item>
            </text:list>
            <text:list text:style-name="a401">
              <text:list-item>
                <text:p text:style-name="a400" text:class-names="" text:cond-style-name=""><text:span text:style-name="a399" text:class-names="">Third Alternative<text:s text:c="1"/></text:span></text:p>
              </text:list-item>
            </text:list>
            <text:list text:style-name="a404">
              <text:list-item>
                <text:p text:style-name="a403" text:class-names="" text:cond-style-name=""><text:span text:style-name="a402" text:class-names="">Negative Energy<text:s text:c="1"/></text:span></text:p>
              </text:list-item>
            </text:list>
            <text:list text:style-name="a407">
              <text:list-item>
                <text:p text:style-name="a406" text:class-names="" text:cond-style-name=""><text:span text:style-name="a405" text:class-names=""/></text:p>
              </text:list-item>
            </text:list>
          </draw:text-box>
          <svg:title/>
          <svg:desc/>
        </draw:frame>
      </draw:page>
      <draw:page draw:name="Slide3" draw:style-name="a409" draw:master-page-name="Master1-Layout2-obj-Title-and-Content" presentation:presentation-page-layout-name="Master1-PPL2" draw:id="Slide-258">
        <draw:frame draw:id="id74" presentation:style-name="a412" draw:name="Title 1" svg:x="0.91667in" svg:y="0.39931in" svg:width="11.5in" svg:height="0.81458in" presentation:class="title" presentation:placeholder="false">
          <draw:text-box>
            <text:p text:style-name="a411" text:class-names="" text:cond-style-name=""><text:span text:style-name="a410" text:class-names="">DEFINITION</text:span></text:p>
          </draw:text-box>
          <svg:title/>
          <svg:desc/>
        </draw:frame>
        <draw:frame draw:id="id75" presentation:style-name="a443" draw:name="Content Placeholder 2" svg:x="0.91667in" svg:y="1.21389in" svg:width="11.5in" svg:height="4.91597in" presentation:class="outline" presentation:placeholder="false">
          <draw:text-box>
            <text:list text:style-name="a415">
              <text:list-item>
                <text:p text:style-name="a414" text:class-names="" text:cond-style-name=""><text:span text:style-name="a413" text:class-names=""><text:s text:c="2"/>Cooperative action of two or more people for creative solution</text:span></text:p>
              </text:list-item>
            </text:list>
            <text:list text:style-name="a418">
              <text:list-item>
                <text:p text:style-name="a417" text:class-names="" text:cond-style-name=""><text:span text:style-name="a416" text:class-names=""><text:s text:c="3"/>Whole &gt; Sum of their parts</text:span></text:p>
              </text:list-item>
            </text:list>
            <text:list text:style-name="a421">
              <text:list-item>
                <text:p text:style-name="a420" text:class-names="" text:cond-style-name=""><text:span text:style-name="a419" text:class-names=""><text:s text:c="3"/>Alone we can do so little; together we can do so much<text:s text:c="1"/></text:span></text:p>
              </text:list-item>
            </text:list>
            <text:list text:style-name="a424">
              <text:list-item>
                <text:p text:style-name="a423" text:class-names="" text:cond-style-name=""><text:span text:style-name="a422" text:class-names=""><text:s text:c="3"/>Mathematical formula for Synergy <text:s text:c="1"/>‘1+1=3’</text:span></text:p>
              </text:list-item>
            </text:list>
            <text:list text:style-name="a427">
              <text:list-item>
                <text:p text:style-name="a426" text:class-names="" text:cond-style-name=""><text:span text:style-name="a425" text:class-names=""/></text:p>
              </text:list-item>
            </text:list>
            <text:list text:style-name="a430">
              <text:list-item>
                <text:p text:style-name="a429" text:class-names="" text:cond-style-name=""><text:span text:style-name="a428" text:class-names=""><text:s text:c="2"/></text:span></text:p>
              </text:list-item>
            </text:list>
            <text:list text:style-name="a433">
              <text:list-item>
                <text:p text:style-name="a432" text:class-names="" text:cond-style-name=""><text:span text:style-name="a431" text:class-names="">Synergy is better than my way or your way. It’s our way</text:span></text:p>
              </text:list-item>
            </text:list>
            <text:list text:style-name="a436">
              <text:list-item>
                <text:p text:style-name="a435" text:class-names="" text:cond-style-name=""><text:span text:style-name="a434" text:class-names="">- Stephen Covey</text:span></text:p>
              </text:list-item>
            </text:list>
            <text:list text:style-name="a439">
              <text:list-item>
                <text:p text:style-name="a438" text:class-names="" text:cond-style-name=""><text:span text:style-name="a437" text:class-names=""/></text:p>
              </text:list-item>
            </text:list>
            <text:list text:style-name="a442">
              <text:list-item>
                <text:p text:style-name="a441" text:class-names="" text:cond-style-name=""><text:span text:style-name="a440" text:class-names=""/></text:p>
              </text:list-item>
            </text:list>
          </draw:text-box>
          <svg:title/>
          <svg:desc/>
        </draw:frame>
      </draw:page>
      <draw:page draw:name="Slide4" draw:style-name="a444" draw:master-page-name="Master1-Layout2-obj-Title-and-Content" presentation:presentation-page-layout-name="Master1-PPL2" draw:id="Slide-259">
        <draw:frame draw:id="id76" presentation:style-name="a447" draw:name="Title 1" svg:x="0.91667in" svg:y="0.39931in" svg:width="11.5in" svg:height="0.81458in" presentation:class="title" presentation:placeholder="false">
          <draw:text-box>
            <text:p text:style-name="a446" text:class-names="" text:cond-style-name=""><text:span text:style-name="a445" text:class-names="">OBJECTIVE</text:span></text:p>
          </draw:text-box>
          <svg:title/>
          <svg:desc/>
        </draw:frame>
        <draw:frame draw:id="id77" presentation:style-name="a466" draw:name="Content Placeholder 2" svg:x="0.91667in" svg:y="1.47778in" svg:width="11.5in" svg:height="5.27778in" presentation:class="outline" presentation:placeholder="false">
          <draw:text-box>
            <text:list text:style-name="a450">
              <text:list-item>
                <text:p text:style-name="a449" text:class-names="" text:cond-style-name=""><text:span text:style-name="a448" text:class-names=""><text:s text:c="1"/>Increase effectivesness by sharing perceptions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Experience insights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Gaining knowledge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>Highlight the importance of creativity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>Enhancing Self Esteem and confidence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/></text:p>
              </text:list-item>
            </text:list>
          </draw:text-box>
          <svg:title/>
          <svg:desc/>
        </draw:frame>
      </draw:page>
      <draw:page draw:name="Slide5" draw:style-name="a467" draw:master-page-name="Master1-Layout2-obj-Title-and-Content" presentation:presentation-page-layout-name="Master1-PPL2" draw:id="Slide-260">
        <draw:frame draw:id="id78" presentation:style-name="a470" draw:name="Title 1" svg:x="0.91667in" svg:y="0.39931in" svg:width="11.5in" svg:height="0.98125in" presentation:class="title" presentation:placeholder="false">
          <draw:text-box>
            <text:p text:style-name="a469" text:class-names="" text:cond-style-name=""><text:span text:style-name="a468" text:class-names="">COMMUNICATION</text:span></text:p>
          </draw:text-box>
          <svg:title/>
          <svg:desc/>
        </draw:frame>
        <draw:frame draw:id="id79" presentation:style-name="a492" draw:name="Content Placeholder 2" svg:x="0.91667in" svg:y="1.37986in" svg:width="11.5in" svg:height="5.37569in" presentation:class="outline" presentation:placeholder="false">
          <draw:text-box>
            <text:list text:style-name="a473">
              <text:list-item>
                <text:p text:style-name="a472" text:class-names="" text:cond-style-name=""><text:span text:style-name="a471" text:class-names="">Requires listening, Communication and trust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Opening mind and heart to new possibilties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Exploring better ways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>Optimism -Having a “Win-Win” mentality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Shared goals- Clear stated goals present the “ End Results”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Trust and respect- Vision together to understand perspectives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</draw:text-box>
          <svg:title/>
          <svg:desc/>
        </draw:frame>
      </draw:page>
      <draw:page draw:name="Slide8" draw:style-name="a493" draw:master-page-name="Master1-Layout2-obj-Title-and-Content" presentation:presentation-page-layout-name="Master1-PPL2" draw:id="Slide-263">
        <draw:frame draw:id="id80" presentation:style-name="a496" draw:name="Title 1" svg:x="0.91667in" svg:y="0.39931in" svg:width="11.5in" svg:height="1.17847in" presentation:class="title" presentation:placeholder="false">
          <draw:text-box>
            <text:p text:style-name="a495" text:class-names="" text:cond-style-name=""><text:span text:style-name="a494" text:class-names="">ADVANTAGES OF SYNERGY COMMUNICATION<text:s text:c="1"/></text:span></text:p>
          </draw:text-box>
          <svg:title/>
          <svg:desc/>
        </draw:frame>
        <draw:frame draw:id="id81" presentation:style-name="a509" draw:name="Content Placeholder 2" svg:x="0.91667in" svg:y="1.57778in" svg:width="11.5in" svg:height="5.1777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Cooperation among individuals begins to flow easily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Inspiration level of individual goes up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Helps to broaden and improve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Increase individual’ efficiency</text:span></text:p>
              </text:list-item>
            </text:list>
          </draw:text-box>
          <svg:title/>
          <svg:desc/>
        </draw:frame>
      </draw:page>
      <draw:page draw:name="Slide6" draw:style-name="a510" draw:master-page-name="Master1-Layout2-obj-Title-and-Content" presentation:presentation-page-layout-name="Master1-PPL2" draw:id="Slide-261">
        <draw:frame draw:id="id82" presentation:style-name="a513" draw:name="Title 1" svg:x="0.91667in" svg:y="0.39931in" svg:width="11.5in" svg:height="1.04375in" presentation:class="title" presentation:placeholder="false">
          <draw:text-box>
            <text:p text:style-name="a512" text:class-names="" text:cond-style-name=""><text:span text:style-name="a511" text:class-names="">ACTION PLAN<text:s text:c="1"/></text:span></text:p>
          </draw:text-box>
          <svg:title/>
          <svg:desc/>
        </draw:frame>
        <draw:frame draw:id="id83" presentation:style-name="a533" draw:name="Content Placeholder 2" svg:x="0.91667in" svg:y="1.27222in" svg:width="11.5in" svg:height="5.48333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Define the problem or opportunity (ensure to understand the problem or task )</text:span></text:p>
              </text:list-item>
            </text:list>
            <text:list text:style-name="a520">
              <text:list-item>
                <text:p text:style-name="a519" text:class-names="" text:cond-style-name=""><text:span text:style-name="a517" text:class-names="">Their way (</text:span><text:span text:style-name="a518" text:class-names="">seek first to understand the ideas of others)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My way (share ideas, seek to be understood)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Brainstorm (be creative. create new ideas)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High way ( find best solution)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9" draw:style-name="a534" draw:master-page-name="Master1-Layout2-obj-Title-and-Content" presentation:presentation-page-layout-name="Master1-PPL2" draw:id="Slide-264">
        <draw:frame draw:id="id84" presentation:style-name="a537" draw:name="Title 1" svg:x="0.91667in" svg:y="0.39931in" svg:width="11.5in" svg:height="0.97569in" presentation:class="title" presentation:placeholder="false">
          <draw:text-box>
            <text:p text:style-name="a536" text:class-names="" text:cond-style-name=""><text:span text:style-name="a535" text:class-names="">DO’S</text:span></text:p>
          </draw:text-box>
          <svg:title/>
          <svg:desc/>
        </draw:frame>
        <draw:frame draw:id="id85" presentation:style-name="a563" draw:name="Content Placeholder 2" svg:x="0.91667in" svg:y="1.52153in" svg:width="11.5in" svg:height="5.23403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8" text:class-names=""><text:s text:c="1"/></text:span><text:span text:style-name="a539" text:class-names="">Conviction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Cherishing differences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2"/>Team working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Open Minded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Out of box thinking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Added alternatives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Brainstorming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10" draw:style-name="a564" draw:master-page-name="Master1-Layout2-obj-Title-and-Content" presentation:presentation-page-layout-name="Master1-PPL2" draw:id="Slide-265">
        <draw:frame draw:id="id86" presentation:style-name="a567" draw:name="Title 1" svg:x="0.91667in" svg:y="0.39931in" svg:width="11.5in" svg:height="0.99236in" presentation:class="title" presentation:placeholder="false">
          <draw:text-box>
            <text:p text:style-name="a566" text:class-names="" text:cond-style-name=""><text:span text:style-name="a565" text:class-names="">DONT’S</text:span></text:p>
          </draw:text-box>
          <svg:title/>
          <svg:desc/>
        </draw:frame>
        <draw:frame draw:id="id87" presentation:style-name="a592" draw:name="Content Placeholder 2" svg:x="0.91667in" svg:y="1.39167in" svg:width="11.5in" svg:height="5.36389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Breaking belief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Tolerating differences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Working alone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Holding that you are upright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Coloring within lines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Compromising with single alternatives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Insisting with one answer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7" draw:style-name="a593" draw:master-page-name="Master1-Layout2-obj-Title-and-Content" presentation:presentation-page-layout-name="Master1-PPL2" draw:id="Slide-262">
        <draw:frame draw:id="id88" presentation:style-name="a596" draw:name="Title 1" svg:x="0.91667in" svg:y="0.39931in" svg:width="11.5in" svg:height="0.99236in" presentation:class="title" presentation:placeholder="false">
          <draw:text-box>
            <text:p text:style-name="a595" text:class-names="" text:cond-style-name=""><text:span text:style-name="a594" text:class-names="">SYNERGY IN CLASSROOM<text:s text:c="1"/></text:span></text:p>
          </draw:text-box>
          <svg:title/>
          <svg:desc/>
        </draw:frame>
        <draw:frame draw:id="id89" presentation:style-name="a606" draw:name="Content Placeholder 2" svg:x="0.91667in" svg:y="1.39167in" svg:width="11.5in" svg:height="5.36389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Group collectively agree to subordinate old scripts and write a new one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Power of whole versus the part of a system working independently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Tests wether teachers and students are open to principle of “whole &gt; sum of its parts<text:s text:c="1"/></text:span></text:p>
              </text:list-item>
            </text:list>
          </draw:text-box>
          <svg:title/>
          <svg:desc/>
        </draw:frame>
      </draw:page>
      <draw:page draw:name="Slide11" draw:style-name="a607" draw:master-page-name="Master1-Layout2-obj-Title-and-Content" presentation:presentation-page-layout-name="Master1-PPL2" draw:id="Slide-266">
        <draw:frame draw:id="id90" presentation:style-name="a610" draw:name="Title 1" svg:x="0.91667in" svg:y="0.39931in" svg:width="11.5in" svg:height="0.95903in" presentation:class="title" presentation:placeholder="false">
          <draw:text-box>
            <text:p text:style-name="a609" text:class-names="" text:cond-style-name=""><text:span text:style-name="a608" text:class-names="">SYNERGY IN BUSINESS</text:span></text:p>
          </draw:text-box>
          <svg:title/>
          <svg:desc/>
        </draw:frame>
        <draw:frame draw:id="id91" presentation:style-name="a620" draw:name="Content Placeholder 2" svg:x="0.91667in" svg:y="1.35764in" svg:width="11.5in" svg:height="5.39792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Benefit that result when two or more agents work together achieve something either or couldn’t achieved on its own.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Requires a similar firm to expose its products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Increases sales and Revenues</text:span></text:p>
              </text:list-item>
            </text:list>
          </draw:text-box>
          <svg:title/>
          <svg:desc/>
        </draw:frame>
      </draw:page>
      <draw:page draw:name="Slide12" draw:style-name="a621" draw:master-page-name="Master1-Layout2-obj-Title-and-Content" presentation:presentation-page-layout-name="Master1-PPL2" draw:id="Slide-267">
        <draw:frame draw:id="id92" presentation:style-name="a624" draw:name="Title 1" svg:x="0.91667in" svg:y="0.39931in" svg:width="11.5in" svg:height="1.04375in" presentation:class="title" presentation:placeholder="false">
          <draw:text-box>
            <text:p text:style-name="a623" text:class-names="" text:cond-style-name=""><text:span text:style-name="a622" text:class-names="">ROADBLOCKS<text:s text:c="1"/></text:span></text:p>
          </draw:text-box>
          <svg:title/>
          <svg:desc/>
        </draw:frame>
        <draw:frame draw:id="id93" presentation:style-name="a634" draw:name="Content Placeholder 2" svg:x="0.91667in" svg:y="1.28403in" svg:width="11.5in" svg:height="5.47153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Ignorance- neglecting other’s ideas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Cliques- small group of people not accepting others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Prejudice- opinions not based on actual experience<text:s text:c="1"/></text:span></text:p>
              </text:list-item>
            </text:list>
          </draw:text-box>
          <svg:title/>
          <svg:desc/>
        </draw:frame>
      </draw:page>
      <draw:page draw:name="Slide13" draw:style-name="a635" draw:master-page-name="Master1-Layout2-obj-Title-and-Content" presentation:presentation-page-layout-name="Master1-PPL2" draw:id="Slide-268">
        <draw:frame draw:id="id94" presentation:style-name="a638" draw:name="Title 1" svg:x="0.91667in" svg:y="0.39931in" svg:width="11.5in" svg:height="0.89028in" presentation:class="title" presentation:placeholder="false">
          <draw:text-box>
            <text:p text:style-name="a637" text:class-names="" text:cond-style-name=""><text:span text:style-name="a636" text:class-names="">PRINCIPLES OF SYNERGY</text:span></text:p>
          </draw:text-box>
          <svg:title/>
          <svg:desc/>
        </draw:frame>
        <draw:frame draw:id="id95" presentation:style-name="a657" draw:name="Content Placeholder 2" svg:x="0.91667in" svg:y="1.28889in" svg:width="11.5in" svg:height="5.46667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9" text:class-names="">Mutual respect by all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Trust among people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Teamwork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Good communication skills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Commom goal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Motivation to achieve the goal<text:s text:c="1"/></text:span></text:p>
              </text:list-item>
            </text:list>
          </draw:text-box>
          <svg:title/>
          <svg:desc/>
        </draw:frame>
      </draw:page>
      <draw:page draw:name="Slide15" draw:style-name="a658" draw:master-page-name="Master1-Layout2-obj-Title-and-Content" presentation:presentation-page-layout-name="Master1-PPL2" draw:id="Slide-270">
        <draw:frame draw:id="id96" presentation:style-name="a661" draw:name="Title 1" svg:x="0.66667in" svg:y="0.30035in" svg:width="12in" svg:height="1.25in" presentation:class="title" presentation:placeholder="false">
          <draw:text-box>
            <text:p text:style-name="a660" text:class-names="" text:cond-style-name=""><text:span text:style-name="a659" text:class-names="">ADVANTAGES OF SYNERGY</text:span></text:p>
          </draw:text-box>
          <svg:title/>
          <svg:desc/>
        </draw:frame>
        <draw:frame draw:id="id97" presentation:style-name="a680" draw:name="Content Placeholder 2" svg:x="0.91667in" svg:y="1.47153in" svg:width="11.5in" svg:height="5.28403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Quick way to grow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Acquiring the necessary strategic capabilities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Overcomes barriers to entry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Choosing target to fit the best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Enhances reputation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/></text:p>
              </text:list-item>
            </text:list>
          </draw:text-box>
          <svg:title/>
          <svg:desc/>
        </draw:frame>
      </draw:page>
      <draw:page draw:name="Slide16" draw:style-name="a681" draw:master-page-name="Master1-Layout2-obj-Title-and-Content" presentation:presentation-page-layout-name="Master1-PPL2" draw:id="Slide-271">
        <draw:frame draw:id="id98" presentation:style-name="a684" draw:name="Title 1" svg:x="0.91667in" svg:y="0.39931in" svg:width="11.5in" svg:height="0.89028in" presentation:class="title" presentation:placeholder="false">
          <draw:text-box>
            <text:p text:style-name="a683" text:class-names="" text:cond-style-name=""><text:span text:style-name="a682" text:class-names="">THIRD ALTERNATIVE<text:s text:c="1"/></text:span></text:p>
          </draw:text-box>
          <svg:title/>
          <svg:desc/>
        </draw:frame>
        <draw:frame draw:id="id99" presentation:style-name="a694" draw:name="Content Placeholder 2" svg:x="0.91667in" svg:y="1.40278in" svg:width="11.5in" svg:height="5.35278in" presentation:class="outline" presentation:placeholder="false">
          <draw:text-box>
            <text:list text:style-name="a687">
              <text:list-item>
                <text:p text:style-name="a686" text:class-names="" text:cond-style-name=""><text:span text:style-name="a685" text:class-names="">Synergy is the process that reveals the third alternative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Offers <text:s text:c="1"/>a way to resolve and disagreement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Creative process, <text:s text:c="1"/>requiring fresh and spontaneous thinking</text:span></text:p>
              </text:list-item>
            </text:list>
          </draw:text-box>
          <svg:title/>
          <svg:desc/>
        </draw:frame>
      </draw:page>
      <draw:page draw:name="Slide18" draw:style-name="a695" draw:master-page-name="Master1-Layout2-obj-Title-and-Content" presentation:presentation-page-layout-name="Master1-PPL2" draw:id="Slide-273">
        <draw:frame draw:id="id100" presentation:style-name="a698" draw:name="Title 1" svg:x="0.91667in" svg:y="0.39931in" svg:width="11.5in" svg:height="0.92431in" presentation:class="title" presentation:placeholder="false">
          <draw:text-box>
            <text:p text:style-name="a697" text:class-names="" text:cond-style-name=""><text:span text:style-name="a696" text:class-names="">NEGATIVE ENERGY</text:span></text:p>
          </draw:text-box>
          <svg:title/>
          <svg:desc/>
        </draw:frame>
        <draw:frame draw:id="id101" presentation:style-name="a705" draw:name="Content Placeholder 2" svg:x="0.91667in" svg:y="1.32431in" svg:width="11.5in" svg:height="5.43125in" presentation:class="outline" presentation:placeholder="false">
          <draw:text-box>
            <text:list text:style-name="a701">
              <text:list-item>
                <text:p text:style-name="a700" text:class-names="" text:cond-style-name=""><text:span text:style-name="a699" text:class-names="">Usual win/lose approach expending negative energy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Internal security sufficient to handle the riskn of being open and vulnerable<text:s text:c="1"/></text:span></text:p>
              </text:list-item>
            </text:list>
          </draw:text-box>
          <svg:title/>
          <svg:desc/>
        </draw:frame>
      </draw:page>
      <draw:page draw:name="Slide19" draw:style-name="a706" draw:master-page-name="Master1-Layout2-obj-Title-and-Content" presentation:presentation-page-layout-name="Master1-PPL2" draw:id="Slide-274">
        <draw:frame draw:id="id102" presentation:style-name="a709" draw:name="Title 1" svg:x="0.91667in" svg:y="0.39931in" svg:width="11.5in" svg:height="0.82292in" presentation:class="title" presentation:placeholder="false">
          <draw:text-box>
            <text:p text:style-name="a708" text:class-names="" text:cond-style-name=""><text:span text:style-name="a707" text:class-names="">VALUING DIFFERENCE</text:span></text:p>
          </draw:text-box>
          <svg:title/>
          <svg:desc/>
        </draw:frame>
        <draw:frame draw:id="id103" presentation:style-name="a716" draw:name="Content Placeholder 2" svg:x="0.91667in" svg:y="1.36875in" svg:width="11.5in" svg:height="5.38681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10" text:class-names=""><text:s text:c="2"/>People with high diversity are able to take advantagte of the increased productivity that can result from collaboration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Two people disagreement is logical, <text:s text:c="1"/>if both is right it is psychological</text:span></text:p>
              </text:list-item>
            </text:list>
          </draw:text-box>
          <svg:title/>
          <svg:desc/>
        </draw:frame>
      </draw:page>
      <draw:page draw:name="Slide22" draw:style-name="a717" draw:master-page-name="Master1-Layout2-obj-Title-and-Content" presentation:presentation-page-layout-name="Master1-PPL2" draw:id="Slide-277">
        <draw:frame draw:id="id104" presentation:style-name="a720" draw:name="Title 1" svg:x="0.66667in" svg:y="0.30035in" svg:width="12in" svg:height="1.25in" presentation:class="title" presentation:placeholder="false">
          <draw:text-box>
            <text:p text:style-name="a719" text:class-names="" text:cond-style-name=""><text:span text:style-name="a718" text:class-names="">CONCLUSION<text:s text:c="1"/></text:span></text:p>
          </draw:text-box>
          <svg:title/>
          <svg:desc/>
        </draw:frame>
        <draw:frame draw:id="id105" presentation:style-name="a724" draw:name="Content Placeholder 2" svg:x="0.91667in" svg:y="1.38681in" svg:width="11.5in" svg:height="5.36875in" presentation:class="outline" presentation:placeholder="false">
          <draw:text-box>
            <text:list text:style-name="a723">
              <text:list-item>
                <text:p text:style-name="a722" text:class-names="" text:cond-style-name=""><text:span text:style-name="a721" text:class-names=""><text:s text:c="6"/>The concept of Synergy is to overcome any obstacle and problems and to solve them with ba source of pleasure and challenge</text:span></text:p>
              </text:list-item>
            </text:list>
          </draw:text-box>
          <svg:title/>
          <svg:desc/>
        </draw:frame>
      </draw:page>
      <draw:page draw:name="Slide20" draw:style-name="a725" draw:master-page-name="Master1-Layout2-obj-Title-and-Content" presentation:presentation-page-layout-name="Master1-PPL2" draw:id="Slide-275">
        <draw:frame draw:id="id106" presentation:style-name="a728" draw:name="Title 1" svg:x="0.91667in" svg:y="0.39931in" svg:width="11.5in" svg:height="1.06042in" presentation:class="title" presentation:placeholder="false">
          <draw:text-box>
            <text:p text:style-name="a727" text:class-names="" text:cond-style-name=""><text:span text:style-name="a726" text:class-names="">ACTIVITY 1</text:span></text:p>
          </draw:text-box>
          <svg:title/>
          <svg:desc/>
        </draw:frame>
        <draw:frame draw:id="id107" presentation:style-name="a735" draw:name="Content Placeholder 2" svg:x="0.91667in" svg:y="1.45903in" svg:width="11.5in" svg:height="5.29653in" presentation:class="outline" presentation:placeholder="false">
          <draw:text-box>
            <text:list text:style-name="a731">
              <text:list-item>
                <text:p text:style-name="a730" text:class-names="" text:cond-style-name=""><text:span text:style-name="a729" text:class-names="">Brainstorm with your friends and come up with something fun, new and different to do this weekend, instead of doing the same old thing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If you have disagreement with a person try going with the Action Plan</text:span></text:p>
              </text:list-item>
            </text:list>
          </draw:text-box>
          <svg:title/>
          <svg:desc/>
        </draw:frame>
      </draw:page>
      <draw:page draw:name="Slide21" draw:style-name="a736" draw:master-page-name="Master1-Layout2-obj-Title-and-Content" presentation:presentation-page-layout-name="Master1-PPL2" draw:id="Slide-276">
        <draw:frame draw:id="id108" presentation:style-name="a739" draw:name="Title 1" svg:x="0.91667in" svg:y="0.39931in" svg:width="11.5in" svg:height="0.92431in" presentation:class="title" presentation:placeholder="false">
          <draw:text-box>
            <text:p text:style-name="a738" text:class-names="" text:cond-style-name=""><text:span text:style-name="a737" text:class-names=""><text:s text:c="1"/>ACTIVITY 2<text:s text:c="1"/></text:span></text:p>
          </draw:text-box>
          <svg:title/>
          <svg:desc/>
        </draw:frame>
        <draw:frame draw:id="id109" presentation:style-name="a743" draw:name="Content Placeholder 2" svg:x="0.91667in" svg:y="1.32292in" svg:width="11.5in" svg:height="5.43264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40" text:class-names="">Pair up with someone you don’t usually work with find five differences among yourselves and five things in common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subtitle" svg:x="2.78241in" svg:y="2.72569in" svg:width="8.08565in" svg:height="1.33681in"/>
      <presentation:placeholder presentation:object="title" svg:x="1.10185in" svg:y="0.67882in" svg:width="11.33333in" svg:height="1.60764in"/>
      <presentation:placeholder presentation:object="date-time" svg:x="0.66667in" svg:y="6.82986in" svg:width="3.11111in" svg:height="0.52083in"/>
      <presentation:placeholder presentation:object="footer" svg:x="4.55556in" svg:y="6.82986in" svg:width="4.22222in" svg:height="0.52083in"/>
      <presentation:placeholder presentation:object="page-number" svg:x="9.55556in" svg:y="6.82986in" svg:width="3.11111in" svg:height="0.52083in"/>
    </style:presentation-page-layout>
    <style:presentation-page-layout style:name="Master1-PPL2" style:display-name="Title and Content">
      <presentation:placeholder presentation:object="title" svg:x="0.66667in" svg:y="0.30035in" svg:width="12in" svg:height="1.25in"/>
      <presentation:placeholder presentation:object="object" svg:x="0.66667in" svg:y="1.75in" svg:width="12in" svg:height="4.94965in"/>
      <presentation:placeholder presentation:object="date-time" svg:x="0.66667in" svg:y="6.82986in" svg:width="3.11111in" svg:height="0.52083in"/>
      <presentation:placeholder presentation:object="footer" svg:x="4.55556in" svg:y="6.82986in" svg:width="4.22222in" svg:height="0.52083in"/>
      <presentation:placeholder presentation:object="page-number" svg:x="9.55556in" svg:y="6.82986in" svg:width="3.11111in" svg:height="0.52083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66667in" svg:y="6.82986in" svg:width="3.11111in" svg:height="0.52083in"/>
      <presentation:placeholder presentation:object="footer" svg:x="4.55556in" svg:y="6.82986in" svg:width="4.22222in" svg:height="0.52083in"/>
      <presentation:placeholder presentation:object="page-number" svg:x="9.55556in" svg:y="6.82986in" svg:width="3.11111in" svg:height="0.52083in"/>
    </style:presentation-page-layout>
    <style:presentation-page-layout style:name="Master1-PPL4" style:display-name="Two Content">
      <presentation:placeholder presentation:object="title" svg:x="0.66667in" svg:y="0.30035in" svg:width="12in" svg:height="1.25in"/>
      <presentation:placeholder presentation:object="object" svg:x="0.66667in" svg:y="1.75in" svg:width="5.88889in" svg:height="4.94965in"/>
      <presentation:placeholder presentation:object="object" svg:x="6.77778in" svg:y="1.75in" svg:width="5.88889in" svg:height="4.94965in"/>
      <presentation:placeholder presentation:object="date-time" svg:x="0.66667in" svg:y="6.82986in" svg:width="3.11111in" svg:height="0.52083in"/>
      <presentation:placeholder presentation:object="footer" svg:x="4.55556in" svg:y="6.82986in" svg:width="4.22222in" svg:height="0.52083in"/>
      <presentation:placeholder presentation:object="page-number" svg:x="9.55556in" svg:y="6.82986in" svg:width="3.11111in" svg:height="0.52083in"/>
    </style:presentation-page-layout>
    <style:presentation-page-layout style:name="Master1-PPL5" style:display-name="Comparison">
      <presentation:placeholder presentation:object="title" svg:x="0.91898in" svg:y="0.39931in" svg:width="11.5in" svg:height="1.44965in"/>
      <presentation:placeholder presentation:object="outline" svg:x="0.91898in" svg:y="1.83854in" svg:width="5.6412in" svg:height="0.90104in"/>
      <presentation:placeholder presentation:object="object" svg:x="0.91898in" svg:y="2.73958in" svg:width="5.6412in" svg:height="4.02951in"/>
      <presentation:placeholder presentation:object="outline" svg:x="6.75in" svg:y="1.83854in" svg:width="5.66898in" svg:height="0.90104in"/>
      <presentation:placeholder presentation:object="object" svg:x="6.75in" svg:y="2.73958in" svg:width="5.66898in" svg:height="4.02951in"/>
      <presentation:placeholder presentation:object="date-time" svg:x="0.66667in" svg:y="6.82986in" svg:width="3.11111in" svg:height="0.52083in"/>
      <presentation:placeholder presentation:object="footer" svg:x="4.55556in" svg:y="6.82986in" svg:width="4.22222in" svg:height="0.52083in"/>
      <presentation:placeholder presentation:object="page-number" svg:x="9.55556in" svg:y="6.82986in" svg:width="3.11111in" svg:height="0.52083in"/>
    </style:presentation-page-layout>
    <style:presentation-page-layout style:name="Master1-PPL6" style:display-name="Title Only">
      <presentation:placeholder presentation:object="title" svg:x="0.66667in" svg:y="0.30035in" svg:width="12in" svg:height="1.25in"/>
      <presentation:placeholder presentation:object="date-time" svg:x="0.66667in" svg:y="6.82986in" svg:width="3.11111in" svg:height="0.52083in"/>
      <presentation:placeholder presentation:object="footer" svg:x="4.55556in" svg:y="6.82986in" svg:width="4.22222in" svg:height="0.52083in"/>
      <presentation:placeholder presentation:object="page-number" svg:x="9.55556in" svg:y="6.82986in" svg:width="3.11111in" svg:height="0.52083in"/>
    </style:presentation-page-layout>
    <style:presentation-page-layout style:name="Master1-PPL7" style:display-name="Blank">
      <presentation:placeholder presentation:object="date-time" svg:x="0.66667in" svg:y="6.82986in" svg:width="3.11111in" svg:height="0.52083in"/>
      <presentation:placeholder presentation:object="footer" svg:x="4.55556in" svg:y="6.82986in" svg:width="4.22222in" svg:height="0.52083in"/>
      <presentation:placeholder presentation:object="page-number" svg:x="9.55556in" svg:y="6.82986in" svg:width="3.11111in" svg:height="0.52083in"/>
    </style:presentation-page-layout>
    <style:presentation-page-layout style:name="Master1-PPL8" style:display-name="Content with Caption">
      <presentation:placeholder presentation:object="title" svg:x="0.91898in" svg:y="0.5in" svg:width="4.30093in" svg:height="1.75in"/>
      <presentation:placeholder presentation:object="object" svg:x="5.66898in" svg:y="1.07986in" svg:width="6.75in" svg:height="5.32986in"/>
      <presentation:placeholder presentation:object="outline" svg:x="0.91898in" svg:y="2.25in" svg:width="4.30093in" svg:height="4.1684in"/>
      <presentation:placeholder presentation:object="date-time" svg:x="0.66667in" svg:y="6.82986in" svg:width="3.11111in" svg:height="0.52083in"/>
      <presentation:placeholder presentation:object="footer" svg:x="4.55556in" svg:y="6.82986in" svg:width="4.22222in" svg:height="0.52083in"/>
      <presentation:placeholder presentation:object="page-number" svg:x="9.55556in" svg:y="6.82986in" svg:width="3.11111in" svg:height="0.52083in"/>
    </style:presentation-page-layout>
    <style:presentation-page-layout style:name="Master1-PPL9" style:display-name="Picture with Caption">
      <presentation:placeholder presentation:object="title" svg:x="0.91898in" svg:y="0.5in" svg:width="4.30093in" svg:height="1.75in"/>
      <presentation:placeholder presentation:object="graphic" svg:x="5.66898in" svg:y="1.07986in" svg:width="6.75in" svg:height="5.32986in"/>
      <presentation:placeholder presentation:object="outline" svg:x="0.91898in" svg:y="2.25in" svg:width="4.30093in" svg:height="4.1684in"/>
      <presentation:placeholder presentation:object="date-time" svg:x="0.66667in" svg:y="6.82986in" svg:width="3.11111in" svg:height="0.52083in"/>
      <presentation:placeholder presentation:object="footer" svg:x="4.55556in" svg:y="6.82986in" svg:width="4.22222in" svg:height="0.52083in"/>
      <presentation:placeholder presentation:object="page-number" svg:x="9.55556in" svg:y="6.82986in" svg:width="3.11111in" svg:height="0.52083in"/>
    </style:presentation-page-layout>
    <style:presentation-page-layout style:name="Master1-PPL10" style:display-name="Title and Vertical Text">
      <presentation:placeholder presentation:object="title" svg:x="0.66667in" svg:y="0.30035in" svg:width="12in" svg:height="1.25in"/>
      <presentation:placeholder presentation:object="outline" svg:x="0.66667in" svg:y="1.75in" svg:width="12in" svg:height="4.94965in"/>
      <presentation:placeholder presentation:object="date-time" svg:x="0.66667in" svg:y="6.82986in" svg:width="3.11111in" svg:height="0.52083in"/>
      <presentation:placeholder presentation:object="footer" svg:x="4.55556in" svg:y="6.82986in" svg:width="4.22222in" svg:height="0.52083in"/>
      <presentation:placeholder presentation:object="page-number" svg:x="9.55556in" svg:y="6.82986in" svg:width="3.11111in" svg:height="0.52083in"/>
    </style:presentation-page-layout>
    <style:presentation-page-layout style:name="Master1-PPL11" style:display-name="Vertical Title and Text">
      <presentation:placeholder presentation:object="title" svg:x="9.66667in" svg:y="0.30035in" svg:width="3in" svg:height="6.39931in"/>
      <presentation:placeholder presentation:object="outline" svg:x="0.66667in" svg:y="0.30035in" svg:width="8.77778in" svg:height="6.39931in"/>
      <presentation:placeholder presentation:object="date-time" svg:x="0.66667in" svg:y="6.82986in" svg:width="3.11111in" svg:height="0.52083in"/>
      <presentation:placeholder presentation:object="footer" svg:x="4.55556in" svg:y="6.82986in" svg:width="4.22222in" svg:height="0.52083in"/>
      <presentation:placeholder presentation:object="page-number" svg:x="9.55556in" svg:y="6.82986in" svg:width="3.11111in" svg:height="0.52083in"/>
    </style:presentation-page-layout>
    <style:style style:family="graphic" style:name="Graphics"/>
    <style:default-style style:family="graphic">
      <style:graphic-properties draw:fill="gradient" draw:fill-gradient-name="a744" draw:stroke="solid" svg:stroke-width="0.01042in" svg:stroke-color="#bbe0e3" svg:stroke-opacity="100%" draw:stroke-linejoin="round" svg:stroke-linecap="butt"/>
    </style:default-style>
    <draw:gradient draw:name="a744" draw:style="linear" draw:angle="0" draw:start-color="#bbe0e3" draw:end-color="#333399" draw:start-intensity="100%" draw:end-intensity="100%"/>
    <draw:gradient draw:name="a3" draw:style="linear" draw:angle="900" draw:start-color="#ffffff" draw:end-color="#808080" draw:start-intensity="100%" draw:end-intensity="53.999%"/>
    <draw:gradient draw:name="a41" draw:style="linear" draw:angle="900" draw:start-color="#ffffff" draw:end-color="#808080" draw:start-intensity="100%" draw:end-intensity="53.999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8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graphic" style:name="a38" style:parent-style-name="Graphics">
      <style:graphic-properties draw:fill="none" fo:clip="rect(0in, 0.35954in, 1.16363in, 0in)" draw:stroke="non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41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3" draw:stroke="none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draw:fill="none" fo:clip="rect(0.11669in, 1.15513in, 1.42059in, 0in)" draw:stroke="non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4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355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00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194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203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97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22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25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55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28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14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74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258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7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77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314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317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31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61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346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20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180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264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38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349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23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70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73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76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79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352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usiness-Cooperate" style:page-layout-name="pageLayout1" draw:style-name="a0">
      <draw:custom-shape svg:x="0.00232in" svg:y="0.36458in" svg:width="13.33333in" svg:height="1.10417in" draw:id="id1" draw:style-name="a4" draw:name="Rectangle 2">
        <svg:title/>
        <svg:desc/>
        <text:p text:style-name="a2" text:class-names="" text:cond-style-name="" text:id="id0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draw:style-name="a5" draw:name="Picture 3" svg:x="8.4537in" svg:y="4.85417in" svg:width="4.87037in" svg:height="2.55208in" style:rel-width="scale" style:rel-height="scale">
        <draw:image xlink:href="media/image1.jpeg" xlink:type="simple" xlink:show="embed" xlink:actuate="onLoad"/>
        <svg:title/>
        <svg:desc>关系图</svg:desc>
      </draw:frame>
      <draw:frame draw:id="id4" presentation:style-name="a8" draw:name="Rectangle 4" svg:x="0.66667in" svg:y="0.30035in" svg:width="12in" svg:height="1.25in" presentation:class="title" presentation:placeholder="false">
        <draw:text-box>
          <text:p text:style-name="a7" text:class-names="" text:cond-style-name="" text:id="id3"><text:span text:style-name="a6" text:class-names="">Click to edit Master title style</text:span></text:p>
        </draw:text-box>
        <svg:title/>
        <svg:desc/>
      </draw:frame>
      <draw:frame draw:id="id5" presentation:style-name="a24" draw:name="Rectangle 5" svg:x="0.66667in" svg:y="1.75in" svg:width="12in" svg:height="4.94965in" presentation:class="outline" presentation:placeholder="false">
        <draw:text-box>
          <text:list text:style-name="a11">
            <text:list-item>
              <text:p text:style-name="a10" text:class-names="" text:cond-style-name=""><text:span text:style-name="a9" text:class-names="">Click to edit Master text styles</text:span></text:p>
            </text:list-item>
          </text:list>
          <text:list text:style-name="a14">
            <text:list-item>
              <text:list text:style-name="a14">
                <text:list-item>
                  <text:p text:style-name="a13" text:class-names="" text:cond-style-name=""><text:span text:style-name="a12" text:class-names="">Second level</text:span></text:p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p text:style-name="a16" text:class-names="" text:cond-style-name=""><text:span text:style-name="a1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p text:style-name="a19" text:class-names="" text:cond-style-name=""><text:span text:style-name="a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" presentation:style-name="a29" draw:name="Rectangle 6" svg:x="0.66667in" svg:y="6.82986in" svg:width="3.11111in" svg:height="0.52083in" presentation:class="date-time" presentation:placeholder="false">
        <draw:text-box>
          <text:p text:style-name="a28" text:class-names="" text:cond-style-name=""><text:span text:style-name="a25" text:class-names=""><text:date text:fixed="false" style:data-style-name="a26">1/19/2021</text:date></text:span><text:span text:style-name="a27" text:class-names=""/></text:p>
        </draw:text-box>
        <svg:title/>
        <svg:desc/>
      </draw:frame>
      <draw:frame draw:id="id7" presentation:style-name="a32" draw:name="Rectangle 7" svg:x="4.55556in" svg:y="6.82986in" svg:width="4.22222in" svg:height="0.52083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8" presentation:style-name="a36" draw:name="Rectangle 8" svg:x="9.55556in" svg:y="6.82986in" svg:width="3.11111in" svg:height="0.52083in" presentation:class="page-number" presentation:placeholder="false">
        <draw:text-box>
          <text:p text:style-name="a35" text:class-names="" text:cond-style-name=""><text:span text:style-name="a33" text:class-names=""><text:page-number style:num-format="1" text:fixed="false">‹#›</text:page-number></text:span><text:span text:style-name="a34" text:class-names=""/></text:p>
        </draw:text-box>
        <svg:title/>
        <svg:desc/>
      </draw:frame>
      <anim:par xmlns:anim="urn:oasis:names:tc:opendocument:xmlns:animation:1.0" presentation:node-type="timing-root">
        <anim:seq presentation:node-type="main-sequence" smil:dur="indefinite">
          <anim:par smil:begin="0.0s" smil:fill="hold">
            <anim:par smil:begin="0.0s" smil:fill="hold">
              <anim:par presentation:node-type="with-previous" presentation:preset-id="29" presentation:preset-sub-type="0" presentation:preset-class="entrance" presentation:group-id="0" smil:begin="0.0s" smil:fill="hold">
                <anim:set smil:targetElement="id1" smil:attributeName="visibility" smil:to="visible" smil:begin="0.0s" smil:dur="0.001s" smil:fill="hold"/>
                <anim:animate smil:targetElement="id1" smil:attributeName="x" smil:values="x-.2;x" smil:keyTimes="0.0;1.0" smil:dur="1.0s" smil:fill="hold"/>
                <anim:animate smil:targetElement="id1" smil:attributeName="y" smil:values="y;y" smil:keyTimes="0.0;1.0" smil:dur="1.0s" smil:fill="hold"/>
                <anim:transitionFilter smil:targetElement="id1" smil:type="slideWipe" smil:subtype="fromRight" smil:dur="1.0s"/>
              </anim:par>
              <anim:par presentation:node-type="with-previous" presentation:preset-id="29" presentation:preset-sub-type="0" presentation:preset-class="entrance" presentation:group-id="0" smil:begin="0.0s" smil:fill="hold">
                <anim:set smil:targetElement="id4" smil:attributeName="visibility" smil:to="visible" smil:begin="0.0s" smil:dur="0.001s" smil:fill="hold"/>
                <anim:animate smil:targetElement="id4" smil:attributeName="x" smil:values="x-.2;x" smil:keyTimes="0.0;1.0" smil:dur="1.0s" smil:fill="hold"/>
                <anim:animate smil:targetElement="id4" smil:attributeName="y" smil:values="y;y" smil:keyTimes="0.0;1.0" smil:dur="1.0s" smil:fill="hold"/>
                <anim:transitionFilter smil:targetElement="id4" smil:type="slideWipe" smil:subtype="fromRight" smil:dur="1.0s"/>
              </anim:par>
            </anim:par>
          </anim:par>
        </anim:seq>
      </anim:par>
    </style:master-page>
    <style:master-page style:name="Master1-Layout1-title-Title-Slide" style:page-layout-name="pageLayout1" draw:style-name="a37">
      <draw:frame draw:id="id9" draw:style-name="a38" draw:name="Picture 2" svg:x="0.26157in" svg:y="0.75694in" svg:width="12.99768in" svg:height="6.68229in" style:rel-width="scale" style:rel-height="scale">
        <draw:image xlink:href="media/image1.jpeg" xlink:type="simple" xlink:show="embed" xlink:actuate="onLoad"/>
        <svg:title/>
        <svg:desc>关系图</svg:desc>
      </draw:frame>
      <draw:custom-shape svg:x="0.00232in" svg:y="0.60069in" svg:width="13.33333in" svg:height="1.65278in" draw:id="id11" draw:style-name="a42" draw:name="Rectangle 7">
        <svg:title/>
        <svg:desc/>
        <text:p text:style-name="a40" text:class-names="" text:cond-style-name="" text:id="id10"><text:span text:style-name="a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" presentation:style-name="a45" draw:name="Rectangle 3" svg:x="2.78241in" svg:y="2.72569in" svg:width="8.08565in" svg:height="1.33681in" presentation:class="subtitle" presentation:placeholder="false">
        <draw:text-box>
          <text:p text:style-name="a44" text:class-names="" text:cond-style-name=""><text:span text:style-name="a43" text:class-names="">Click to edit Master subtitle style</text:span></text:p>
        </draw:text-box>
        <svg:title/>
        <svg:desc/>
      </draw:frame>
      <draw:frame draw:id="id13" presentation:style-name="a48" draw:name="Rectangle 8" svg:x="1.10185in" svg:y="0.67882in" svg:width="11.33333in" svg:height="1.60764in" presentation:class="title" presentation:placeholder="false">
        <draw:text-box>
          <text:p text:style-name="a47" text:class-names="" text:cond-style-name=""><text:span text:style-name="a46" text:class-names="">Click to edit Master title style</text:span></text:p>
        </draw:text-box>
        <svg:title/>
        <svg:desc/>
      </draw:frame>
      <draw:frame draw:id="id14" presentation:style-name="a53" draw:name="Rectangle 4" svg:x="0.66667in" svg:y="6.82986in" svg:width="3.11111in" svg:height="0.52083in" presentation:class="date-time" presentation:placeholder="false">
        <draw:text-box>
          <text:p text:style-name="a52" text:class-names="" text:cond-style-name=""><text:span text:style-name="a49" text:class-names=""><text:date text:fixed="false" style:data-style-name="a50">1/19/2021</text:date></text:span><text:span text:style-name="a51" text:class-names=""/></text:p>
        </draw:text-box>
        <svg:title/>
        <svg:desc/>
      </draw:frame>
      <draw:frame draw:id="id15" presentation:style-name="a56" draw:name="Rectangle 5" svg:x="4.55556in" svg:y="6.82986in" svg:width="4.22222in" svg:height="0.52083in" presentation:class="footer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6" presentation:style-name="a60" draw:name="Rectangle 6" svg:x="9.55556in" svg:y="6.82986in" svg:width="3.11111in" svg:height="0.52083in" presentation:class="page-number" presentation:placeholder="false">
        <draw:text-box>
          <text:p text:style-name="a59" text:class-names="" text:cond-style-name=""><text:span text:style-name="a57" text:class-names=""><text:page-number style:num-format="1" text:fixed="false">‹#›</text:page-number></text:span><text:span text:style-name="a58" text:class-names=""/></text:p>
        </draw:text-box>
        <svg:title/>
        <svg:desc/>
      </draw:frame>
      <anim:par xmlns:anim="urn:oasis:names:tc:opendocument:xmlns:animation:1.0" presentation:node-type="timing-root">
        <anim:seq presentation:node-type="main-sequence" smil:dur="indefinite">
          <anim:par smil:begin="0.0s" smil:fill="hold">
            <anim:par smil:begin="0.0s" smil:fill="hold">
              <anim:par presentation:node-type="with-previous" presentation:preset-id="29" presentation:preset-sub-type="0" presentation:preset-class="entrance" presentation:group-id="0" smil:begin="0.0s" smil:fill="hold">
                <anim:set smil:targetElement="id11" smil:attributeName="visibility" smil:to="visible" smil:begin="0.0s" smil:dur="0.001s" smil:fill="hold"/>
                <anim:animate smil:targetElement="id11" smil:attributeName="x" smil:values="x-.2;x" smil:keyTimes="0.0;1.0" smil:dur="1.0s" smil:fill="hold"/>
                <anim:animate smil:targetElement="id11" smil:attributeName="y" smil:values="y;y" smil:keyTimes="0.0;1.0" smil:dur="1.0s" smil:fill="hold"/>
                <anim:transitionFilter smil:targetElement="id11" smil:type="slideWipe" smil:subtype="fromRight" smil:dur="1.0s"/>
              </anim:par>
            </anim:par>
          </anim:par>
        </anim:seq>
      </anim:par>
    </style:master-page>
    <style:master-page style:name="Master1-Layout2-obj-Title-and-Content" style:page-layout-name="pageLayout1" draw:style-name="a61">
      <draw:frame draw:id="id17" draw:layer="Master1-bg" presentation:style-name="a64" draw:name="Title 1" svg:x="0.66667in" svg:y="0.30035in" svg:width="12in" svg:height="1.25in" presentation:class="title" presentation:placeholder="false">
        <draw:text-box>
          <text:p text:style-name="a63" text:class-names="" text:cond-style-name=""><text:span text:style-name="a62" text:class-names="">Click to edit Master title style</text:span></text:p>
        </draw:text-box>
        <svg:title/>
        <svg:desc/>
      </draw:frame>
      <draw:frame draw:id="id18" draw:layer="Master1-bg" presentation:style-name="a80" draw:name="Content Placeholder 2" svg:x="0.66667in" svg:y="1.75in" svg:width="12in" svg:height="4.94965in" presentation:class="object" presentation:placeholder="false">
        <draw:text-box>
          <text:list text:style-name="a67">
            <text:list-item>
              <text:p text:style-name="a66" text:class-names="" text:cond-style-name=""><text:span text:style-name="a65" text:class-names="">Click to edit Master text styles</text:span></text:p>
            </text:list-item>
          </text:list>
          <text:list text:style-name="a70">
            <text:list-item>
              <text:list text:style-name="a70">
                <text:list-item>
                  <text:p text:style-name="a69" text:class-names="" text:cond-style-name=""><text:span text:style-name="a68" text:class-names="">Second level</text:span></text:p>
                </text:list-item>
              </text:list>
            </text:list-item>
          </text:list>
          <text:list text:style-name="a73">
            <text:list-item>
              <text:list text:style-name="a73">
                <text:list-item>
                  <text:list text:style-name="a73">
                    <text:list-item>
                      <text:p text:style-name="a72" text:class-names="" text:cond-style-name=""><text:span text:style-name="a71" text:class-names="">Third level</text:span></text:p>
                    </text:list-item>
                  </text:list>
                </text:list-item>
              </text:list>
            </text:list-item>
          </text:list>
          <text:list text:style-name="a76">
            <text:list-item>
              <text:list text:style-name="a76">
                <text:list-item>
                  <text:list text:style-name="a76">
                    <text:list-item>
                      <text:list text:style-name="a76">
                        <text:list-item>
                          <text:p text:style-name="a75" text:class-names="" text:cond-style-name=""><text:span text:style-name="a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">
            <text:list-item>
              <text:list text:style-name="a79">
                <text:list-item>
                  <text:list text:style-name="a79">
                    <text:list-item>
                      <text:list text:style-name="a79">
                        <text:list-item>
                          <text:list text:style-name="a79">
                            <text:list-item>
                              <text:p text:style-name="a78" text:class-names="" text:cond-style-name=""><text:span text:style-name="a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" presentation:style-name="a85" draw:name="Date Placeholder 3" svg:x="0.66667in" svg:y="6.82986in" svg:width="3.11111in" svg:height="0.52083in" presentation:class="date-time" presentation:placeholder="false">
        <draw:text-box>
          <text:p text:style-name="a84" text:class-names="" text:cond-style-name=""><text:span text:style-name="a81" text:class-names=""><text:date text:fixed="false" style:data-style-name="a82">1/19/2021</text:date></text:span><text:span text:style-name="a83" text:class-names=""/></text:p>
        </draw:text-box>
        <svg:title/>
        <svg:desc/>
      </draw:frame>
      <draw:frame draw:id="id20" presentation:style-name="a88" draw:name="Footer Placeholder 4" svg:x="4.55556in" svg:y="6.82986in" svg:width="4.22222in" svg:height="0.52083in" presentation:class="foot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21" presentation:style-name="a92" draw:name="Slide Number Placeholder 5" svg:x="9.55556in" svg:y="6.82986in" svg:width="3.11111in" svg:height="0.52083in" presentation:class="page-number" presentation:placeholder="false">
        <draw:text-box>
          <text:p text:style-name="a91" text:class-names="" text:cond-style-name=""><text:span text:style-name="a89" text:class-names=""><text:page-number style:num-format="1" text:fixed="false">‹#›</text:page-number></text:span><text:span text:style-name="a90" text:class-names=""/></text:p>
        </draw:text-box>
        <svg:title/>
        <svg:desc/>
      </draw:frame>
    </style:master-page>
    <style:master-page style:name="Master1-Layout3-secHead-Section-Header" style:page-layout-name="pageLayout1" draw:style-name="a93">
      <draw:frame draw:id="id22" draw:layer="Master1-bg" presentation:style-name="a96" draw:name="Title 1" svg:x="0.90972in" svg:y="1.86979in" svg:width="11.5in" svg:height="3.11979in" presentation:class="title" presentation:placeholder="false">
        <draw:text-box>
          <text:p text:style-name="a95" text:class-names="" text:cond-style-name=""><text:span text:style-name="a94" text:class-names="">Click to edit Master title style</text:span></text:p>
        </draw:text-box>
        <svg:title/>
        <svg:desc/>
      </draw:frame>
      <draw:frame draw:id="id23" draw:layer="Master1-bg" presentation:style-name="a100" draw:name="Text Placeholder 2" svg:x="0.90972in" svg:y="5.0191in" svg:width="11.5in" svg:height="1.64062in" presentation:class="outline" presentation:placeholder="false">
        <draw:text-box>
          <text:list text:style-name="a99">
            <text:list-item>
              <text:p text:style-name="a98" text:class-names="" text:cond-style-name=""><text:span text:style-name="a97" text:class-names="">Click to edit Master text styles</text:span></text:p>
            </text:list-item>
          </text:list>
        </draw:text-box>
        <svg:title/>
        <svg:desc/>
      </draw:frame>
      <draw:frame draw:id="id24" presentation:style-name="a105" draw:name="Date Placeholder 3" svg:x="0.66667in" svg:y="6.82986in" svg:width="3.11111in" svg:height="0.52083in" presentation:class="date-time" presentation:placeholder="false">
        <draw:text-box>
          <text:p text:style-name="a104" text:class-names="" text:cond-style-name=""><text:span text:style-name="a101" text:class-names=""><text:date text:fixed="false" style:data-style-name="a102">1/19/2021</text:date></text:span><text:span text:style-name="a103" text:class-names=""/></text:p>
        </draw:text-box>
        <svg:title/>
        <svg:desc/>
      </draw:frame>
      <draw:frame draw:id="id25" presentation:style-name="a108" draw:name="Footer Placeholder 4" svg:x="4.55556in" svg:y="6.82986in" svg:width="4.22222in" svg:height="0.52083in" presentation:class="footer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26" presentation:style-name="a112" draw:name="Slide Number Placeholder 5" svg:x="9.55556in" svg:y="6.82986in" svg:width="3.11111in" svg:height="0.52083in" presentation:class="page-number" presentation:placeholder="false">
        <draw:text-box>
          <text:p text:style-name="a111" text:class-names="" text:cond-style-name=""><text:span text:style-name="a109" text:class-names=""><text:page-number style:num-format="1" text:fixed="false">‹#›</text:page-number></text:span><text:span text:style-name="a110" text:class-names=""/></text:p>
        </draw:text-box>
        <svg:title/>
        <svg:desc/>
      </draw:frame>
    </style:master-page>
    <style:master-page style:name="Master1-Layout4-twoObj-Two-Content" style:page-layout-name="pageLayout1" draw:style-name="a113">
      <draw:frame draw:id="id27" draw:layer="Master1-bg" presentation:style-name="a116" draw:name="Title 1" svg:x="0.66667in" svg:y="0.30035in" svg:width="12in" svg:height="1.25in" presentation:class="title" presentation:placeholder="false">
        <draw:text-box>
          <text:p text:style-name="a115" text:class-names="" text:cond-style-name=""><text:span text:style-name="a114" text:class-names="">Click to edit Master title style</text:span></text:p>
        </draw:text-box>
        <svg:title/>
        <svg:desc/>
      </draw:frame>
      <draw:frame draw:id="id28" draw:layer="Master1-bg" presentation:style-name="a132" draw:name="Content Placeholder 2" svg:x="0.66667in" svg:y="1.75in" svg:width="5.88889in" svg:height="4.94965in" presentation:class="object" presentation:placeholder="false">
        <draw:text-box>
          <text:list text:style-name="a119">
            <text:list-item>
              <text:p text:style-name="a118" text:class-names="" text:cond-style-name=""><text:span text:style-name="a117" text:class-names="">Click to edit Master text styles</text:span></text:p>
            </text:list-item>
          </text:list>
          <text:list text:style-name="a122">
            <text:list-item>
              <text:list text:style-name="a122">
                <text:list-item>
                  <text:p text:style-name="a121" text:class-names="" text:cond-style-name=""><text:span text:style-name="a120" text:class-names="">Second level</text:span></text:p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p text:style-name="a124" text:class-names="" text:cond-style-name=""><text:span text:style-name="a123" text:class-names="">Third level</text:span></text:p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p text:style-name="a127" text:class-names="" text:cond-style-name=""><text:span text:style-name="a1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48" draw:name="Content Placeholder 3" svg:x="6.77778in" svg:y="1.75in" svg:width="5.88889in" svg:height="4.94965in" presentation:class="object" presentation:placeholder="false">
        <draw:text-box>
          <text:list text:style-name="a135">
            <text:list-item>
              <text:p text:style-name="a134" text:class-names="" text:cond-style-name=""><text:span text:style-name="a133" text:class-names="">Click to edit Master text styles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Second level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Third level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53" draw:name="Date Placeholder 4" svg:x="0.66667in" svg:y="6.82986in" svg:width="3.11111in" svg:height="0.52083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/19/2021</text:date></text:span><text:span text:style-name="a151" text:class-names=""/></text:p>
        </draw:text-box>
        <svg:title/>
        <svg:desc/>
      </draw:frame>
      <draw:frame draw:id="id31" presentation:style-name="a156" draw:name="Footer Placeholder 5" svg:x="4.55556in" svg:y="6.82986in" svg:width="4.22222in" svg:height="0.52083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32" presentation:style-name="a160" draw:name="Slide Number Placeholder 6" svg:x="9.55556in" svg:y="6.82986in" svg:width="3.11111in" svg:height="0.52083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33" draw:layer="Master1-bg" presentation:style-name="a164" draw:name="Title 1" svg:x="0.91898in" svg:y="0.39931in" svg:width="11.5in" svg:height="1.44965in" presentation:class="title" presentation:placeholder="false">
        <draw:text-box>
          <text:p text:style-name="a163" text:class-names="" text:cond-style-name=""><text:span text:style-name="a162" text:class-names="">Click to edit Master title style</text:span></text:p>
        </draw:text-box>
        <svg:title/>
        <svg:desc/>
      </draw:frame>
      <draw:frame draw:id="id34" draw:layer="Master1-bg" presentation:style-name="a168" draw:name="Text Placeholder 2" svg:x="0.91898in" svg:y="1.83854in" svg:width="5.6412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5" presentation:style-name="a184" draw:name="Content Placeholder 3" svg:x="0.91898in" svg:y="2.73958in" svg:width="5.6412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88" draw:name="Text Placeholder 4" svg:x="6.75in" svg:y="1.83854in" svg:width="5.66898in" svg:height="0.90104in" presentation:class="outline" presentation:placeholder="false">
        <draw:text-box>
          <text:list text:style-name="a187">
            <text:list-item>
              <text:p text:style-name="a186" text:class-names="" text:cond-style-name=""><text:span text:style-name="a185" text:class-names="">Click to edit Master text styles</text:span></text:p>
            </text:list-item>
          </text:list>
        </draw:text-box>
        <svg:title/>
        <svg:desc/>
      </draw:frame>
      <draw:frame draw:id="id37" presentation:style-name="a204" draw:name="Content Placeholder 5" svg:x="6.75in" svg:y="2.73958in" svg:width="5.66898in" svg:height="4.02951in" presentation:class="object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ck to edit Master text styles</text:span></text:p>
            </text:list-item>
          </text:list>
          <text:list text:style-name="a194">
            <text:list-item>
              <text:list text:style-name="a194">
                <text:list-item>
                  <text:p text:style-name="a193" text:class-names="" text:cond-style-name=""><text:span text:style-name="a192" text:class-names="">Second level</text:span></text:p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p text:style-name="a196" text:class-names="" text:cond-style-name=""><text:span text:style-name="a19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p text:style-name="a199" text:class-names="" text:cond-style-name=""><text:span text:style-name="a1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list text:style-name="a203">
                            <text:list-item>
                              <text:p text:style-name="a202" text:class-names="" text:cond-style-name=""><text:span text:style-name="a2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09" draw:name="Date Placeholder 6" svg:x="0.66667in" svg:y="6.82986in" svg:width="3.11111in" svg:height="0.52083in" presentation:class="date-time" presentation:placeholder="false">
        <draw:text-box>
          <text:p text:style-name="a208" text:class-names="" text:cond-style-name=""><text:span text:style-name="a205" text:class-names=""><text:date text:fixed="false" style:data-style-name="a206">1/19/2021</text:date></text:span><text:span text:style-name="a207" text:class-names=""/></text:p>
        </draw:text-box>
        <svg:title/>
        <svg:desc/>
      </draw:frame>
      <draw:frame draw:id="id39" presentation:style-name="a212" draw:name="Footer Placeholder 7" svg:x="4.55556in" svg:y="6.82986in" svg:width="4.22222in" svg:height="0.52083in" presentation:class="footer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40" presentation:style-name="a216" draw:name="Slide Number Placeholder 8" svg:x="9.55556in" svg:y="6.82986in" svg:width="3.11111in" svg:height="0.52083in" presentation:class="page-number" presentation:placeholder="false">
        <draw:text-box>
          <text:p text:style-name="a215" text:class-names="" text:cond-style-name=""><text:span text:style-name="a213" text:class-names=""><text:page-number style:num-format="1" text:fixed="false">‹#›</text:page-number></text:span><text:span text:style-name="a214" text:class-names=""/></text:p>
        </draw:text-box>
        <svg:title/>
        <svg:desc/>
      </draw:frame>
    </style:master-page>
    <style:master-page style:name="Master1-Layout6-titleOnly-Title-Only" style:page-layout-name="pageLayout1" draw:style-name="a217">
      <draw:frame draw:id="id41" draw:layer="Master1-bg" presentation:style-name="a220" draw:name="Title 1" svg:x="0.66667in" svg:y="0.30035in" svg:width="12in" svg:height="1.25in" presentation:class="title" presentation:placeholder="false">
        <draw:text-box>
          <text:p text:style-name="a219" text:class-names="" text:cond-style-name=""><text:span text:style-name="a218" text:class-names="">Click to edit Master title style</text:span></text:p>
        </draw:text-box>
        <svg:title/>
        <svg:desc/>
      </draw:frame>
      <draw:frame draw:id="id42" draw:layer="Master1-bg" presentation:style-name="a225" draw:name="Date Placeholder 2" svg:x="0.66667in" svg:y="6.82986in" svg:width="3.11111in" svg:height="0.52083in" presentation:class="date-time" presentation:placeholder="false">
        <draw:text-box>
          <text:p text:style-name="a224" text:class-names="" text:cond-style-name=""><text:span text:style-name="a221" text:class-names=""><text:date text:fixed="false" style:data-style-name="a222">1/19/2021</text:date></text:span><text:span text:style-name="a223" text:class-names=""/></text:p>
        </draw:text-box>
        <svg:title/>
        <svg:desc/>
      </draw:frame>
      <draw:frame draw:id="id43" presentation:style-name="a228" draw:name="Footer Placeholder 3" svg:x="4.55556in" svg:y="6.82986in" svg:width="4.22222in" svg:height="0.52083in" presentation:class="footer" presentation:placeholder="false">
        <draw:text-box>
          <text:p text:style-name="a227" text:class-names="" text:cond-style-name=""><text:span text:style-name="a226" text:class-names=""/></text:p>
        </draw:text-box>
        <svg:title/>
        <svg:desc/>
      </draw:frame>
      <draw:frame draw:id="id44" presentation:style-name="a232" draw:name="Slide Number Placeholder 4" svg:x="9.55556in" svg:y="6.82986in" svg:width="3.11111in" svg:height="0.52083in" presentation:class="page-number" presentation:placeholder="false">
        <draw:text-box>
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</draw:text-box>
        <svg:title/>
        <svg:desc/>
      </draw:frame>
    </style:master-page>
    <style:master-page style:name="Master1-Layout7-blank-Blank" style:page-layout-name="pageLayout1" draw:style-name="a233">
      <draw:frame draw:id="id45" draw:layer="Master1-bg" presentation:style-name="a238" draw:name="Date Placeholder 1" svg:x="0.66667in" svg:y="6.82986in" svg:width="3.11111in" svg:height="0.52083in" presentation:class="date-time" presentation:placeholder="false">
        <draw:text-box>
          <text:p text:style-name="a237" text:class-names="" text:cond-style-name=""><text:span text:style-name="a234" text:class-names=""><text:date text:fixed="false" style:data-style-name="a235">1/19/2021</text:date></text:span><text:span text:style-name="a236" text:class-names=""/></text:p>
        </draw:text-box>
        <svg:title/>
        <svg:desc/>
      </draw:frame>
      <draw:frame draw:id="id46" draw:layer="Master1-bg" presentation:style-name="a241" draw:name="Footer Placeholder 2" svg:x="4.55556in" svg:y="6.82986in" svg:width="4.22222in" svg:height="0.52083in" presentation:class="footer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47" presentation:style-name="a245" draw:name="Slide Number Placeholder 3" svg:x="9.55556in" svg:y="6.82986in" svg:width="3.11111in" svg:height="0.52083in" presentation:class="page-number" presentation:placeholder="false">
        <draw:text-box>
          <text:p text:style-name="a244" text:class-names="" text:cond-style-name=""><text:span text:style-name="a242" text:class-names=""><text:page-number style:num-format="1" text:fixed="false">‹#›</text:page-number></text:span><text:span text:style-name="a24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46">
      <draw:frame draw:id="id48" draw:layer="Master1-bg" presentation:style-name="a249" draw:name="Title 1" svg:x="0.91898in" svg:y="0.5in" svg:width="4.30093in" svg:height="1.75in" presentation:class="title" presentation:placeholder="false">
        <draw:text-box>
          <text:p text:style-name="a248" text:class-names="" text:cond-style-name=""><text:span text:style-name="a247" text:class-names="">Click to edit Master title style</text:span></text:p>
        </draw:text-box>
        <svg:title/>
        <svg:desc/>
      </draw:frame>
      <draw:frame draw:id="id49" draw:layer="Master1-bg" presentation:style-name="a265" draw:name="Content Placeholder 2" svg:x="5.66898in" svg:y="1.07986in" svg:width="6.75in" svg:height="5.32986in" presentation:class="object" presentation:placeholder="false">
        <draw:text-box>
          <text:list text:style-name="a252">
            <text:list-item>
              <text:p text:style-name="a251" text:class-names="" text:cond-style-name=""><text:span text:style-name="a250" text:class-names="">Click to edit Master text styles</text:span></text:p>
            </text:list-item>
          </text:list>
          <text:list text:style-name="a255">
            <text:list-item>
              <text:list text:style-name="a255">
                <text:list-item>
                  <text:p text:style-name="a254" text:class-names="" text:cond-style-name=""><text:span text:style-name="a253" text:class-names="">Second level</text:span></text:p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p text:style-name="a257" text:class-names="" text:cond-style-name=""><text:span text:style-name="a256" text:class-names="">Third level</text:span></text:p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p text:style-name="a260" text:class-names="" text:cond-style-name=""><text:span text:style-name="a2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269" draw:name="Text Placeholder 3" svg:x="0.91898in" svg:y="2.25in" svg:width="4.30093in" svg:height="4.1684in" presentation:class="outline" presentation:placeholder="false">
        <draw:text-box>
          <text:list text:style-name="a268">
            <text:list-item>
              <text:p text:style-name="a267" text:class-names="" text:cond-style-name=""><text:span text:style-name="a266" text:class-names="">Click to edit Master text styles</text:span></text:p>
            </text:list-item>
          </text:list>
        </draw:text-box>
        <svg:title/>
        <svg:desc/>
      </draw:frame>
      <draw:frame draw:id="id51" presentation:style-name="a274" draw:name="Date Placeholder 4" svg:x="0.66667in" svg:y="6.82986in" svg:width="3.11111in" svg:height="0.52083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1/19/2021</text:date></text:span><text:span text:style-name="a272" text:class-names=""/></text:p>
        </draw:text-box>
        <svg:title/>
        <svg:desc/>
      </draw:frame>
      <draw:frame draw:id="id52" presentation:style-name="a277" draw:name="Footer Placeholder 5" svg:x="4.55556in" svg:y="6.82986in" svg:width="4.22222in" svg:height="0.52083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53" presentation:style-name="a281" draw:name="Slide Number Placeholder 6" svg:x="9.55556in" svg:y="6.82986in" svg:width="3.11111in" svg:height="0.52083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2">
      <draw:frame draw:id="id54" draw:layer="Master1-bg" presentation:style-name="a285" draw:name="Title 1" svg:x="0.91898in" svg:y="0.5in" svg:width="4.30093in" svg:height="1.75in" presentation:class="title" presentation:placeholder="false">
        <draw:text-box>
          <text:p text:style-name="a284" text:class-names="" text:cond-style-name=""><text:span text:style-name="a283" text:class-names="">Click to edit Master title style</text:span></text:p>
        </draw:text-box>
        <svg:title/>
        <svg:desc/>
      </draw:frame>
      <draw:frame draw:id="id55" draw:layer="Master1-bg" presentation:style-name="a288" draw:name="Picture Placeholder 2" svg:x="5.66898in" svg:y="1.07986in" svg:width="6.75in" svg:height="5.32986in" presentation:class="graphic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6" presentation:style-name="a292" draw:name="Text Placeholder 3" svg:x="0.91898in" svg:y="2.25in" svg:width="4.30093in" svg:height="4.1684in" presentation:class="outline" presentation:placeholder="false">
        <draw:text-box>
          <text:list text:style-name="a291">
            <text:list-item>
              <text:p text:style-name="a290" text:class-names="" text:cond-style-name=""><text:span text:style-name="a289" text:class-names="">Click to edit Master text styles</text:span></text:p>
            </text:list-item>
          </text:list>
        </draw:text-box>
        <svg:title/>
        <svg:desc/>
      </draw:frame>
      <draw:frame draw:id="id57" presentation:style-name="a297" draw:name="Date Placeholder 4" svg:x="0.66667in" svg:y="6.82986in" svg:width="3.11111in" svg:height="0.52083in" presentation:class="date-time" presentation:placeholder="false">
        <draw:text-box>
          <text:p text:style-name="a296" text:class-names="" text:cond-style-name=""><text:span text:style-name="a293" text:class-names=""><text:date text:fixed="false" style:data-style-name="a294">1/19/2021</text:date></text:span><text:span text:style-name="a295" text:class-names=""/></text:p>
        </draw:text-box>
        <svg:title/>
        <svg:desc/>
      </draw:frame>
      <draw:frame draw:id="id58" presentation:style-name="a300" draw:name="Footer Placeholder 5" svg:x="4.55556in" svg:y="6.82986in" svg:width="4.22222in" svg:height="0.52083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59" presentation:style-name="a304" draw:name="Slide Number Placeholder 6" svg:x="9.55556in" svg:y="6.82986in" svg:width="3.11111in" svg:height="0.52083in" presentation:class="page-number" presentation:placeholder="false">
        <draw:text-box>
          <text:p text:style-name="a303" text:class-names="" text:cond-style-name=""><text:span text:style-name="a301" text:class-names=""><text:page-number style:num-format="1" text:fixed="false">‹#›</text:page-number></text:span><text:span text:style-name="a30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05">
      <draw:frame draw:id="id60" draw:layer="Master1-bg" presentation:style-name="a308" draw:name="Title 1" svg:x="0.66667in" svg:y="0.30035in" svg:width="12in" svg:height="1.25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61" draw:layer="Master1-bg" presentation:style-name="a324" draw:name="Vertical Text Placeholder 2" svg:x="0.66667in" svg:y="1.75in" svg:width="12in" svg:height="4.94965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29" draw:name="Date Placeholder 3" svg:x="0.66667in" svg:y="6.82986in" svg:width="3.11111in" svg:height="0.52083in" presentation:class="date-time" presentation:placeholder="false">
        <draw:text-box>
          <text:p text:style-name="a328" text:class-names="" text:cond-style-name=""><text:span text:style-name="a325" text:class-names=""><text:date text:fixed="false" style:data-style-name="a326">1/19/2021</text:date></text:span><text:span text:style-name="a327" text:class-names=""/></text:p>
        </draw:text-box>
        <svg:title/>
        <svg:desc/>
      </draw:frame>
      <draw:frame draw:id="id63" presentation:style-name="a332" draw:name="Footer Placeholder 4" svg:x="4.55556in" svg:y="6.82986in" svg:width="4.22222in" svg:height="0.52083in" presentation:class="footer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64" presentation:style-name="a336" draw:name="Slide Number Placeholder 5" svg:x="9.55556in" svg:y="6.82986in" svg:width="3.11111in" svg:height="0.52083in" presentation:class="page-number" presentation:placeholder="false">
        <draw:text-box>
          <text:p text:style-name="a335" text:class-names="" text:cond-style-name=""><text:span text:style-name="a333" text:class-names=""><text:page-number style:num-format="1" text:fixed="false">‹#›</text:page-number></text:span><text:span text:style-name="a33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37">
      <draw:frame draw:id="id65" draw:layer="Master1-bg" presentation:style-name="a340" draw:name="Vertical Title 1" svg:x="9.66667in" svg:y="0.30035in" svg:width="3in" svg:height="6.39931in" presentation:class="title" presentation:placeholder="false">
        <draw:text-box>
          <text:p text:style-name="a339" text:class-names="" text:cond-style-name=""><text:span text:style-name="a338" text:class-names="">Click to edit Master title style</text:span></text:p>
        </draw:text-box>
        <svg:title/>
        <svg:desc/>
      </draw:frame>
      <draw:frame draw:id="id66" draw:layer="Master1-bg" presentation:style-name="a356" draw:name="Vertical Text Placeholder 2" svg:x="0.66667in" svg:y="0.30035in" svg:width="8.77778in" svg:height="6.39931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>Click to edit Master text styles</text:span></text:p>
            </text:list-item>
          </text:list>
          <text:list text:style-name="a346">
            <text:list-item>
              <text:list text:style-name="a346">
                <text:list-item>
                  <text:p text:style-name="a345" text:class-names="" text:cond-style-name=""><text:span text:style-name="a344" text:class-names="">Second level</text:span></text:p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p text:style-name="a348" text:class-names="" text:cond-style-name=""><text:span text:style-name="a347" text:class-names="">Third level</text:span></text:p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p text:style-name="a351" text:class-names="" text:cond-style-name=""><text:span text:style-name="a3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list text:style-name="a355">
                        <text:list-item>
                          <text:list text:style-name="a355">
                            <text:list-item>
                              <text:p text:style-name="a354" text:class-names="" text:cond-style-name=""><text:span text:style-name="a3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361" draw:name="Date Placeholder 3" svg:x="0.66667in" svg:y="6.82986in" svg:width="3.11111in" svg:height="0.52083in" presentation:class="date-time" presentation:placeholder="false">
        <draw:text-box>
          <text:p text:style-name="a360" text:class-names="" text:cond-style-name=""><text:span text:style-name="a357" text:class-names=""><text:date text:fixed="false" style:data-style-name="a358">1/19/2021</text:date></text:span><text:span text:style-name="a359" text:class-names=""/></text:p>
        </draw:text-box>
        <svg:title/>
        <svg:desc/>
      </draw:frame>
      <draw:frame draw:id="id68" presentation:style-name="a364" draw:name="Footer Placeholder 4" svg:x="4.55556in" svg:y="6.82986in" svg:width="4.22222in" svg:height="0.52083in" presentation:class="footer" presentation:placeholder="false">
        <draw:text-box>
          <text:p text:style-name="a363" text:class-names="" text:cond-style-name=""><text:span text:style-name="a362" text:class-names=""/></text:p>
        </draw:text-box>
        <svg:title/>
        <svg:desc/>
      </draw:frame>
      <draw:frame draw:id="id69" presentation:style-name="a368" draw:name="Slide Number Placeholder 5" svg:x="9.55556in" svg:y="6.82986in" svg:width="3.11111in" svg:height="0.52083in" presentation:class="page-number" presentation:placeholder="false">
        <draw:text-box>
          <text:p text:style-name="a367" text:class-names="" text:cond-style-name=""><text:span text:style-name="a365" text:class-names=""><text:page-number style:num-format="1" text:fixed="false">‹#›</text:page-number></text:span><text:span text:style-name="a36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YNERGY</dc:title>
    <meta:initial-creator/>
    <dc:creator>BDA-B-SEC</dc:creator>
    <meta:creation-date>2021-01-10T16:58:05Z</meta:creation-date>
    <dc:date>2021-01-19T08:27:12Z</dc:date>
    <meta:editing-cycles>3</meta:editing-cycles>
    <meta:editing-duration>PT0S</meta:editing-duration>
    <meta:user-defined meta:name="KSOProductBuildVer">1033-11.2.0.9937</meta:user-defined>
    <meta:document-statistic meta:paragraph-count="150" meta:word-count="3525"/>
  </office:meta>
</office:document-meta>
</file>